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paragraph-properties fo:margin-bottom="0.1667in"/>
      <style:text-properties style:font-name="Times" fo:font-size="12.0pt" fo:background-color="#ececec"/>
    </style:style>
    <style:style style:name="P5" style:family="paragraph" style:parent-style-name="Standard">
      <style:text-properties style:font-name="LiHei Pro"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2.09.30 16:37   |   <text:a xlink:type="simple" xlink:href="http://palinfo.habago.org/Entry?Command=Information_PrintForum&amp;iPage=500#FORUM31564"><text:span text:style-name="T2">#</text:span></text:a></text:p>
      <text:p text:style-name="P2">啟承已幫忙向香港友人打聽韋小寶這曲子的<text:span text:style-name="T3">CD,</text:span>我怕其他人也會幫忙打聽<text:span text:style-name="T3">,</text:span>所以在此說一聲<text:span text:style-name="T3">,</text:span>其他人就不用忙了<text:span text:style-name="T3">.<text:line-break/><text:line-break/></text:span>我還請啟承幫忙打聽章國明導演的<text:span text:style-name="T3"><text:s/>"</text:span>邊緣人<text:span text:style-name="T3">" </text:span>主題曲<text:span text:style-name="T3">,</text:span>跟韋小寶那一首一樣<text:span text:style-name="T3">,</text:span>也是黃霑和顧嘉輝合作的作品<text:span text:style-name="T3">,</text:span>鍾鎮濤唱的<text:span text:style-name="T3">. </text:span>我有這音樂三十年前的卡帶<text:span text:style-name="T3">,</text:span>但聆聽不易且因年代久遠音質有點走樣<text:span text:style-name="T3">,</text:span>而且不知道怎麼把幾百塊以前的卡帶一一轉成<text:span text:style-name="T3">CD,</text:span>很多音樂就這樣從生活中消失了<text:span text:style-name="T3">.<text:line-break/><text:line-break/></text:span>我還特別喜歡黃霑的<text:span text:style-name="T3"><text:s/>"</text:span>洪波曲<text:span text:style-name="T3">" </text:span>與<text:span text:style-name="T3"><text:s/>"</text:span>黃河<text:span text:style-name="T3">",</text:span>特別是洪波曲最愛<text:span text:style-name="T3">. </text:span>邊緣人或韋小寶那兩首或許不一定每個人都會喜歡<text:span text:style-name="T3">,</text:span>但洪波曲這一首<text:span text:style-name="T3">,</text:span>我想只要是人<text:span text:style-name="T3">,</text:span>只要血管裏頭還淌著一點熱血<text:span text:style-name="T3">,</text:span>應該都會喜歡才對<text:span text:style-name="T3">,</text:span>極適合療傷止痛<text:span text:style-name="T3">,</text:span>化解窩囊感<text:span text:style-name="T3">,</text:span>特別適合那些活得不耐煩<text:span text:style-name="T3">,</text:span>不喜歡在地面上匍匐<text:span text:style-name="T3">,</text:span>老想著江海大山外太空的人<text:span text:style-name="T3">.<text:line-break/><text:line-break/></text:span>黃霑死後<text:span text:style-name="T3">,</text:span>我有買他死後發行的大全集<text:span text:style-name="T3">,</text:span>但事實上並無收錄所有作品<text:span text:style-name="T3">,</text:span>特別是許多早期作品如洪波曲都沒有<text:span text:style-name="T3">.<text:line-break/><text:line-break/></text:span>我想我應該是全台灣第一個知道黃霑喜歡黃霑的人<text:span text:style-name="T3">,</text:span>大約四十年前我還在唸小學<text:span text:style-name="T3"><text:s/>(</text:span>而黃霑剛大學畢業<text:span text:style-name="T3">)</text:span>時<text:span text:style-name="T3">,</text:span>我就每天都在聽他的歌而且努力收集了<text:span text:style-name="T3">. <text:line-break/><text:line-break/></text:span>那時我媽還在<text:span text:style-name="T3">,</text:span>她屬於雲遊四海型<text:span text:style-name="T3">,</text:span>每次出國<text:span text:style-name="T3">,</text:span>我都會請她幫我從香港和日本買回黃霑和許冠傑的歌<text:span text:style-name="T3">. </text:span>廣東歌和廣東話在那年代的台灣非常被看不起<text:span text:style-name="T3">,</text:span>但我無所謂<text:span text:style-name="T3">,</text:span>我完全不需要根據別人的意見來決定自己的好惡<text:span text:style-name="T3">.<text:line-break/><text:line-break/></text:span>邊緣人是章國明第二部公開放映的劇情片<text:span text:style-name="T3">,</text:span>第一部是點指兵兵<text:span text:style-name="T3">. </text:span>在那年代<text:span text:style-name="T3">,</text:span>華語片幾乎就是大爛片的代名詞<text:span text:style-name="T3">,</text:span>根本不被世界影展看在眼裏<text:span text:style-name="T3">. </text:span>但邊緣人一上映<text:span text:style-name="T3">,</text:span>坎城卻主動邀請參展<text:span text:style-name="T3">,</text:span>但據說因遭受某種出於私人恩怨的阻擋而未能成行<text:span text:style-name="T3">.<text:line-break/><text:line-break/></text:span>很多人認為章是個電影天才<text:span text:style-name="T3">,</text:span>但這位天才已經三十年沒拍片了<text:span text:style-name="T3">,</text:span>沒有人要給他錢拍片<text:span text:style-name="T3">. </text:span>聽說他後來還跑去拍廣告<text:span text:style-name="T3">,</text:span>甚至<text:span text:style-name="T3"><text:s/>"</text:span>淪落<text:span text:style-name="T3">" </text:span>到私人婚宴上替人拍攝婚宴現場<text:span text:style-name="T3">. </text:span>現在好像是在香港廉政公署工作<text:span text:style-name="T3">,</text:span>已經工作至少十幾年有了<text:span text:style-name="T3">,</text:span>就跟一般上班族沒兩樣<text:span text:style-name="T3">,</text:span>過著一種或許埋沒才華但愉悅平靜的尋常生活<text:span text:style-name="T3">. <text:line-break/><text:line-break/></text:span>世人大概早已忘記這麼一位曾經把電影和攝影當成生命的天才<text:span text:style-name="T3">,</text:span>但我始終記得<text:span text:style-name="T3">,</text:span>並感到一種難以釋懷的失落與遺憾<text:span text:style-name="T3">. </text:span>損失的或許不是天才本身<text:span text:style-name="T3">,</text:span>而是眾人<text:span text:style-name="T3">. </text:span>即便是莫扎特<text:span text:style-name="T3">,</text:span>不作曲畢竟也不會死人<text:span text:style-name="T3">,</text:span>跑去炒股票說不定生活過得更好<text:span text:style-name="T3">,</text:span>但他不作曲對於眾人來說卻是個失落<text:span text:style-name="T3">.<text:line-break/><text:line-break/>Emir Kusturica</text:span>因拍攝<text:span text:style-name="T3"><text:s/>"</text:span>地下社會<text:span text:style-name="T3">" </text:span>一片<text:span text:style-name="T3">,</text:span>據說該片思想有問題<text:span text:style-name="T3">,</text:span>隱含南斯拉夫統派毒素<text:span text:style-name="T3">,</text:span>引起<text:span text:style-name="T3"><text:s/>"</text:span>愛台灣<text:span text:style-name="T3">" </text:span>那一類型的混蛋的強烈攻擊與騷擾<text:span text:style-name="T3">,KUSTURICA</text:span>因此發出聲明說此生不再拍片<text:span text:style-name="T3">,</text:span>他在公開聲明裏頭說他不拍片無所謂<text:span text:style-name="T3">,</text:span>反而生活可以過得更好<text:span text:style-name="T3">.<text:line-break/><text:line-break/></text:span>我聽了嚇一跳<text:span text:style-name="T3">,</text:span>他不拍片我還能活嗎<text:span text:style-name="T3">? </text:span>那就好像太陽說他<text:span text:style-name="T3"><text:s/>"</text:span>明天開始不再升起了<text:span text:style-name="T3">,</text:span>你們自己看著辦吧<text:span text:style-name="T3">",</text:span>於是趕緊發起聯署寄到法國拜託他務必收回成命繼續拍片<text:span text:style-name="T3">.<text:line-break/><text:line-break/></text:span>但或許章國明是對的<text:span text:style-name="T3">,</text:span>你這一生究竟是要當兵或當賊<text:span text:style-name="T3">,</text:span>究竟是要抓強盜或跑給警察追<text:span text:style-name="T3">,</text:span>全是老天爺的意思<text:span text:style-name="T3">,</text:span>你自己是做不了主的<text:span text:style-name="T3">.</text:span></text:p>
      <text:p text:style-name="P1"><text:span text:style-name="T1">簡昭惠</text:span><text:s/>  |  2012.09.29 18:43   |   <text:a xlink:type="simple" xlink:href="http://palinfo.habago.org/Entry?Command=Information_PrintForum&amp;iPage=500#FORUM31563"><text:span text:style-name="T2">#</text:span></text:a></text:p>
      <text:p text:style-name="P3">我不知道該不該推薦這個片子。<text:span text:style-name="T3">1993</text:span>年我在澳洲看了它的首映後，許多劇情片斷現今仍在腦中縈繞不去<text:span text:style-name="T3">.....<text:line-break/></text:span>它是我看過最古怪、陰翳、驚悚、作噁、温暖、感動<text:span text:style-name="T3">.....</text:span>的澳洲片子。<text:span text:style-name="T3"><text:line-break/><text:line-break/></text:span>片中拋出的議題挑戰著人類社會倫理的極限。我認為它是最大胆挖掘人性的作品。一旦進入劇情，則不論感官與思維都不斷被導演挑戰<text:span text:style-name="T3"><text:s/>.....<text:line-break/><text:line-break/>Bad Boy Bubby<text:line-break/><text:line-break/>http://youtu.be/X6IZ9CZOabk</text:span></text:p>
      <text:p text:style-name="P1"><text:span text:style-name="T1">陳真</text:span><text:s/>  |  2012.09.29 02:53   |   <text:a xlink:type="simple" xlink:href="http://palinfo.habago.org/Entry?Command=Information_PrintForum&amp;iPage=500#FORUM31562"><text:span text:style-name="T2">#</text:span></text:a></text:p>
      <text:p text:style-name="P4">1. My hero:<text:line-break/><text:line-break/>http://www.usb68.com/UploadFiles/2011-06/admin/2011060508584743978.jpg<text:line-break/><text:line-break/>2. <text:span text:style-name="T1">如果有人有底下這歌的</text:span>CD,<text:span text:style-name="T1">小弟願意高價購買</text:span>.<text:line-break/><text:line-break/>http://www.youtube.com/watch?v=0H3qYy-vO4E&amp;playnext=1&amp;list=PLD3091C0D0B67DB7D&amp;feature=results_video<text:line-break/><text:line-break/>http://www.youtube.com/watch?v=J9jLrS7DID4<text:line-break/><text:line-break/>3. <text:span text:style-name="T1">世界各地親朋好友</text:span>, <text:span text:style-name="T1">若有發現蘇古諾夫的</text:span><text:s/>"<text:span text:style-name="T1">浮士德</text:span>" <text:span text:style-name="T1">上映</text:span>,<text:span text:style-name="T1">請立即通報</text:span>! <text:span text:style-name="T1">不管在天涯或海角</text:span>,<text:span text:style-name="T1">只要是在地球上上映</text:span>,<text:span text:style-name="T1">董事長將排除萬難坐飛機遠赴重洋前往觀賞</text:span>.<text:span text:style-name="T1">不看此片大銀幕</text:span>,<text:span text:style-name="T1">此生誓不為人</text:span>. <text:span text:style-name="T1">意志消沉</text:span>,<text:span text:style-name="T1">靈魂枯萎</text:span>,<text:span text:style-name="T1">唯有此片能救</text:span>,<text:span text:style-name="T1">再慢就來不及了</text:span>. <text:line-break/><text:line-break/><text:span text:style-name="T1">一生所為何事</text:span>,<text:span text:style-name="T1">所夢為何</text:span>,<text:span text:style-name="T1">不過就是逃離地面</text:span>,<text:span text:style-name="T1">擺脫地心引力的宿命</text:span>,<text:span text:style-name="T1">不料卻儘在地平面人模人樣賣笑偷生</text:span>.<text:line-break/><text:line-break/><text:span text:style-name="T1">一心求爽</text:span>,<text:span text:style-name="T1">一生只想做個快活人</text:span>,<text:span text:style-name="T1">不料卻成為風雨斷腸人</text:span>,<text:span text:style-name="T1">每天吟唱悲來乎</text:span>. <text:span text:style-name="T1">這詩每天不唱個幾十回</text:span>,<text:span text:style-name="T1">難解我心頭悲</text:span>. <text:line-break/><text:line-break/><text:span text:style-name="T1">悲來乎</text:span>,<text:span text:style-name="T1">悲來乎</text:span>,<text:span text:style-name="T1">主人有酒且慢斟</text:span>,<text:span text:style-name="T1">聽我一曲悲來吟</text:span>,<text:span text:style-name="T1">悲來不吟還不笑</text:span>,<text:span text:style-name="T1">天下無人知我心</text:span>.<text:span text:style-name="T1">君有數斗酒</text:span>,<text:span text:style-name="T1">我有三尺琴</text:span>....<text:line-break/><text:line-break/>4. <text:span text:style-name="T1">誠徵桌球高手一至數名</text:span>,<text:span text:style-name="T1">歡迎每周六中午或下午至台南亞太桌球訓練中心免費切磋</text:span>:<text:line-break/><text:line-break/>http://tw.myblog.yahoo.com/tabletennis-pingpong/article?mid=530&amp;next=218&amp;l=f&amp;fid=17</text:p>
      <text:p text:style-name="P1"><text:span text:style-name="T1">陳真</text:span><text:s/>  |  2012.09.22 03:03   |   <text:a xlink:type="simple" xlink:href="http://palinfo.habago.org/Entry?Command=Information_PrintForum&amp;iPage=500#FORUM31561"><text:span text:style-name="T2">#</text:span></text:a></text:p>
      <text:p text:style-name="P3">董事長是台灣第一個在國外發起反種族歧視運動的先知<text:span text:style-name="T3">,</text:span>就跟精武門裏的李小龍一樣<text:span text:style-name="T3">,</text:span>保護同胞<text:span text:style-name="T3">,</text:span>打擊洋鬼子<text:span text:style-name="T3">,</text:span>震撼台英兩國外交部門<text:span text:style-name="T3">,</text:span>駐台英國代表處揚言對董事長提告<text:span text:style-name="T3">,</text:span>英國工黨國會議員卻登門拜訪讚揚董事長指出他們英國社會根深柢固的文化問題<text:span text:style-name="T3">. <text:line-break/><text:line-break/></text:span>跟李小龍一樣<text:span text:style-name="T3">,</text:span>如此為華人爭一口氣<text:span text:style-name="T3">,</text:span>理應也是台灣之光<text:span text:style-name="T3">,</text:span>沒想到變成台灣留學生的公敵<text:span text:style-name="T3">,</text:span>彷彿我拆穿了他們純屬虛構的留洋身段<text:span text:style-name="T3">,</text:span>反倒是洋人倒還普遍蠻支持<text:span text:style-name="T3">.<text:line-break/><text:line-break/></text:span>在發起反種族歧視運動後<text:span text:style-name="T3">,</text:span>我才發現媽咧個逼原來我才是真正入骨的種族歧視者<text:span text:style-name="T3">,</text:span>對此我頗感榮耀<text:span text:style-name="T3">,</text:span>歧視對象不是別人<text:span text:style-name="T3">,</text:span>而是台灣人<text:span text:style-name="T3">,</text:span>特別是正港ㄟ台灣郎<text:span text:style-name="T3">. <text:line-break/><text:line-break/></text:span>我終於才見識到西方文化的博大精深<text:span text:style-name="T3">,</text:span>原來他們是對的<text:span text:style-name="T3">,</text:span>不歧視台灣人簡直沒有天理<text:span text:style-name="T3">,</text:span>沒有美感<text:span text:style-name="T3">,</text:span>沒有良心<text:span text:style-name="T3">. </text:span>這麼爛的一群人<text:span text:style-name="T3">,</text:span>怎麼可能不被較高水平的文化所歧視<text:span text:style-name="T3">? <text:line-break/><text:line-break/></text:span>歧視是一種美德<text:span text:style-name="T3">,</text:span>我對自己在無數美德中同時擁有這項美德感到相當自豪<text:span text:style-name="T3">. </text:span>我不相信什麼文化相對主義<text:span text:style-name="T3">,</text:span>彷彿一切都只是<text:span text:style-name="T3"><text:s/>"</text:span>不一樣<text:span text:style-name="T3">",</text:span>而非<text:span text:style-name="T3"><text:s/>"</text:span>高低<text:span text:style-name="T3">". </text:span>我很難想像比方說開車時低能地橫衝直撞完全不顧他人安危而且所到之處又吵又髒又亂怎麼能說它只是一種<text:span text:style-name="T3"><text:s/>"</text:span>不一樣<text:span text:style-name="T3">" </text:span>的文化表現<text:span text:style-name="T3">? </text:span>問題不在歧視本身<text:span text:style-name="T3">,</text:span>而在於歧視<text:span text:style-name="T3"><text:s/>"</text:span>什麼<text:span text:style-name="T3">". <text:line-break/><text:line-break/></text:span>董事長在英國十年<text:span text:style-name="T3">,</text:span>從來沒有一個人問我或乾脆直接建議我為什麼不去把白頭髮染黑<text:span text:style-name="T3"><text:s/>(</text:span>這就好像有人問你為什麼不先脫褲子再放屁一樣<text:span text:style-name="T3">),</text:span>在台灣短短一個月恐怕就會有超過一百人問我或嘲笑我的頭髮顏色<text:span text:style-name="T3">;</text:span>往往語多鄙夷輕蔑嘲諷<text:span text:style-name="T3">. </text:span>不管怎麼樣<text:span text:style-name="T3">,</text:span>在台灣<text:span text:style-name="T3">,</text:span>我的頭髮顏色永遠是個話題<text:span text:style-name="T3">,</text:span>是個<text:span text:style-name="T3"><text:s/>"</text:span>待辦事項<text:span text:style-name="T3">",</text:span>彷彿是我身上的一個什麼亟需修正的缺陷似的<text:span text:style-name="T3">.<text:line-break/><text:line-break/></text:span>人家阿桑吉滿頭白髮<text:span text:style-name="T3">,</text:span>不也挺酷的嗎<text:span text:style-name="T3">? </text:span>他應該無法想像每個月有一百人包括連去買個豆槳老闆娘都很可能猥瑣地嘿嘿嘿地問你幾歲了<text:span text:style-name="T3">,</text:span>怎麼不去染頭髮<text:span text:style-name="T3">. <text:line-break/><text:line-break/></text:span>董事長全身上下裏裏外外包括衣服眼鏡皮夾事業前途銀行存款客廳裝璜等等等<text:span text:style-name="T3">,</text:span>幾乎全部是台灣人的歧視對象<text:span text:style-name="T3">. </text:span>如果有哪位台灣人說他缺乏自信什麼的<text:span text:style-name="T3">,</text:span>那不妨就請他想想我<text:span text:style-name="T3">,</text:span>看看我<text:span text:style-name="T3">,</text:span>保證自信指數馬上飆到漲停板<text:span text:style-name="T3">. </text:span>台灣人對我的眼光<text:span text:style-name="T3">,</text:span>基本上跟看待外勞是一樣的<text:span text:style-name="T3">,</text:span>對此我倒是深感榮耀<text:span text:style-name="T3">,</text:span>畢竟被沒水準的人歧視總是一種好事<text:span text:style-name="T3">. <text:line-break/><text:line-break/></text:span>有時聽到一些蠢到爆的台灣菁英說我這裏表現不好那裡成就不佳<text:span text:style-name="T3">,</text:span>我常會想到愛麗絲夢遊仙境裏那隻瘋瘋癲癲的三月兔<text:span text:style-name="T3"><text:s/>(</text:span>董事長剛好屬兔<text:span text:style-name="T3">,</text:span>而且誕生在三月<text:span text:style-name="T3">),</text:span>當黑魔王不屑地用眼角餘光著牠和<text:span text:style-name="T3"><text:s/>"</text:span>瘋狂帽客<text:span text:style-name="T3">",</text:span>用鼻子發出一聲冷笑說<text:span text:style-name="T3">: "</text:span>真是神經病<text:span text:style-name="T3">,</text:span>我看你們都瘋了<text:span text:style-name="T3">." </text:span>三月兔卻說<text:span text:style-name="T3">: "</text:span>謝謝你的恭維<text:span text:style-name="T3">." </text:span>當一群蠢到爆或俗到爆的人歧視你<text:span text:style-name="T3">,</text:span>對你表示不屑<text:span text:style-name="T3">,</text:span>這的確是一種恭維<text:span text:style-name="T3">. <text:line-break/><text:line-break/></text:span>董事長命不好<text:span text:style-name="T3">,</text:span>在台灣始終是紅男綠女的歧視對象<text:span text:style-name="T3">,</text:span>這些歧視與羞辱<text:span text:style-name="T3">,</text:span>其實就像一種榮耀的桂冠<text:span text:style-name="T3">.</text:span>如果你我八字類似<text:span text:style-name="T3">,</text:span>那你就會看到這些桂冠的存在<text:span text:style-name="T3">. </text:span>我頭上有一堆<text:span text:style-name="T3">,</text:span>在你頭上肯定也不少<text:span text:style-name="T3">. </text:span>這些桂冠讓我相信自己<text:span text:style-name="T3">,</text:span>這很重要<text:span text:style-name="T3">,</text:span>因為就如歌德所說<text:span text:style-name="T3">: "</text:span>唯有當你相信自己<text:span text:style-name="T3">,</text:span>你方才知道怎麼活<text:span text:style-name="T3">." <text:line-break/><text:line-break/></text:span>在我看來<text:span text:style-name="T3">,</text:span>很多人只是有呼吸而已<text:span text:style-name="T3">,</text:span>那不能叫做活著<text:span text:style-name="T3">. </text:span>一個人可以幸運地活<text:span text:style-name="T3">,</text:span>也可以不幸地<text:span text:style-name="T3">,</text:span>可以快樂地活<text:span text:style-name="T3">,</text:span>也能悲傷地活<text:span text:style-name="T3">,</text:span>但活著有一個共同特質就是不窩囊<text:span text:style-name="T3">,</text:span>他不把別人的品味當成自己的品味<text:span text:style-name="T3">,</text:span>不在蝸牛角上爭長短<text:span text:style-name="T3">,</text:span>不把瑣碎之事當一回事<text:span text:style-name="T3">,</text:span>他的生命之中始終有著一個與眾人無關連地心引力都管不著的天地<text:span text:style-name="T3">,</text:span>那才是他生命棲息之地<text:span text:style-name="T3">.</text:span></text:p>
      <text:p text:style-name="P1"><text:span text:style-name="T1">黃懷軒</text:span><text:s/>  |  2012.09.22 01:59   |   <text:a xlink:type="simple" xlink:href="http://palinfo.habago.org/Entry?Command=Information_PrintForum&amp;iPage=500#FORUM31559"><text:span text:style-name="T2">#</text:span></text:a></text:p>
      <text:p text:style-name="P2">我真想給啟承這篇留言拍拍手<text:span text:style-name="T3">~</text:span>。我覺得你比我更適合去寫立報。<text:span text:style-name="T3"><text:line-break/><text:line-break/></text:span>這鬼島上的人們自我感覺良好到一種令人不敢恭維的地步，要是有人出了這島得了個甚麼獎立刻就大吹大蕾舉國歡騰蔚為風氣成為指標<text:span text:style-name="T3">~~</text:span>反之若是有哪一種普遍存在顯而易見的醜惡被指了出來，馬上就會使出反臉不認兼莊清純的兩面面貌，來證明<text:span text:style-name="T3">(</text:span>我看其實是催眠<text:span text:style-name="T3">)</text:span>我們好正直好有修養好重視人權好先進，真是他媽的令人想吐。</text:p>
      <text:p text:style-name="P1"><text:span text:style-name="T1">鄭啟承</text:span><text:s/>  |  2012.09.21 20:27   |   <text:a xlink:type="simple" xlink:href="http://palinfo.habago.org/Entry?Command=Information_PrintForum&amp;iPage=500#FORUM31558"><text:span text:style-name="T2">#</text:span></text:a></text:p>
      <text:p text:style-name="P3">我還是看不太懂楊世主寫的，我是不懷疑美好年代，畢竟這時代已經太墮落太骯髒了，不過如果欲將歧視抹除是建立在這樣一種白雪公主式的泡泡美麗幻想上，我感覺那其實是有點恐怖，有些東西你是無法視而不見的，最好是一直盯著它看，妖魔鬼怪你只有一直緊盯著才能讓它現出原形，自動銷毀。<text:span text:style-name="T3"><text:line-break/><text:line-break/></text:span>說實在我是不反對歧視的，該歧視就歧視吧，但歧視要歧視得有道理，問題是多數的歧視你若將之抽絲剝繭細細審視並打破砂鍋追問到底，就會發現全是脆弱不堪的東西，一點存在或擁護的理由都沒有。<text:span text:style-name="T3"><text:line-break/><text:line-break/></text:span>早期白人很多「探險家」，喜歡深入各種「蠻荒」之處，探索各式新奇動物、新奇植物，還有新奇人類。看到原始部落居民的各種「落後」與「蒙昧」行為，視之為文明反面，大力嘲笑愚弄。後來白人終於進化了一點，出現了一種叫作人類學家<text:span text:style-name="T3">(Anthropologist)</text:span>的生物，稍微發揮了一點大腦智力，經過仔細研究原始部落的種種之後，發現他們一點也不落後，更不原始，他們只是用和我們完全不一樣的方式看待這個世界而已。換句話說，那些最初的歧視經過仔細拆解追問後其實是完全站不住腳的。<text:span text:style-name="T3"><text:line-break/><text:line-break/></text:span>哪種歧視不是這樣呢<text:span text:style-name="T3">? </text:span>不信你隨便指出一種普遍存在的歧視心態，我立刻就可以把你問到啞口無言。<text:span text:style-name="T3"><text:line-break/><text:line-break/></text:span>歧視和刻板印象是分不開的，而刻板印象骨子裡就是一種視而不見，將原本細膩的給平板化，深刻給庸俗化，將複雜給簡化，界限給模糊化。故意瞧不起別人<text:span text:style-name="T3">(</text:span>歧視<text:span text:style-name="T3">)</text:span>和故意不去歧視其實都很讓人厭惡的。沒出過國，不過我用念力彷彿可以瞧見某些白人喜歡故作文明包容、故作一視同仁，對人的一些高低差別故意視而不見的假惺惺嘴臉，在我看這比歧視還更可怕一點，因為他骨子裡是自覺高人<text:span text:style-name="T3">X</text:span>等的<text:span text:style-name="T3"><text:s/>(X</text:span>遠大於一<text:span text:style-name="T3">)</text:span>，所以才會把你們全包在一起，容在他良好教養的品性之下。他自認是從高處往下看，當然感覺每個人都一樣矮。<text:span text:style-name="T3"><text:line-break/><text:line-break/></text:span>台灣也到處是這種人，就像良哲貼的那篇，整天想要證明自己沒有歧視別人證明自己很包容，可是這騙得了人嗎<text:span text:style-name="T3">? </text:span>這類人表面上對你很好很平等，可是你只要從他一個眼神一個動作一個語氣，立刻就能看破手腳，看到他心裡那醜陋的一面。不過要能分辨這些是需要一些微妙的感受能力的，說來也不難，只要你是長期被輕視被嘲諷被欺負被瞧不起的那一方，你很快就會擁有這種能力。<text:span text:style-name="T3"><text:line-break/><text:line-break/></text:span>西方人和台灣人的差別在於你若在他面前提到歧視，他恐怕會支支吾吾，避免深入談論，換言之這在西方人是個敏感話題。之所以是敏感話題就是因為人們認知到它的存在，而不是視而不見。台灣人則是毫無病識感，你說他有病的時候他只會說我沒有我沒有我哪有我哪有，除了這樣嚷嚷之外沒見過台灣人還說過些什麼。</text:p>
      <text:p text:style-name="P1"><text:span text:style-name="T1">楊世主</text:span><text:s/>  |  2012.09.20 17:12   |   <text:a xlink:type="simple" xlink:href="http://palinfo.habago.org/Entry?Command=Information_PrintForum&amp;iPage=500#FORUM31557"><text:span text:style-name="T2">#</text:span></text:a></text:p>
      <text:p text:style-name="P2">有關係啊<text:span text:style-name="T3">~ </text:span>我就是想說這個問題說<text:span text:style-name="T3">....</text:span>表達不好請多包涵<text:span text:style-name="T3">~<text:line-break/><text:line-break/></text:span>記得我小時候<text:span text:style-name="T3">(</text:span>約三四十年前吧？我今年才十六歲，去年前年更早年也是一樣啦<text:span text:style-name="T3">...)</text:span>住在台南山邊鄉下，當時很偏僻，周圍不是甘蔗田就是稻田玉米田或荒地叢林，放學後老是往同學家跑，玩遊戲吃同學家冰箱的東西，晚飯過後很多人家都會在家門口擺茶桌，鄰居就到處串門子，小孩跑來跑去，因為大人也跑來跑去，這個小村對我們來說，是一個誰都可以來的地方，家和其他地方幾乎算共用的，沒幾戶會鎖門，因為都很窮吧？<text:span text:style-name="T3"><text:line-break/><text:line-break/></text:span>當時台南市就像個大都會，若要去台南市大家就會自動穿西裝穿洋裝穿皮鞋，一到百貨公司逛街像木頭人走路，眼睛也不敢亂瞄，若想買衣服問售貨小姐多少錢就結巴，通常售貨小姐就會不耐煩，看你樣子很土態度很呆扭扭捏捏一定是想做壞事，曾經我一位長輩就被阻止不要摸衣服，甚至到後來懷疑他想偷東西叫警察，這位長輩雖然覺得很冤卻也只能生悶氣。當時縣市之間已有這種現象，更別說北部和南部，北部人也是會看不起南部人，光是說話口音就會拿來笑個不停，南部人上去北部也是被歧視得一踏糊塗，更不要說東部的人或原住民。現在也許大家都被教育不要歧視，加上城鄉差距縮小，北南城鄉之間的歧視比以前好很多，但對外國人呢？特別是較窮國家的外勞，還不是一樣沒變，狗改不了吃屎，除非<text:span text:style-name="T3">....</text:span>狗變成不吃屎的動物<text:span text:style-name="T3">. <text:line-break/><text:line-break/></text:span>歧視，不都是自己將自己排斥的人事物定出來的一條界線造成的嗎？或者說自己比他人高一等的想法，怕自己的資源被搶被同化，不管對方是否比自己優秀，不喜歡就妖魔化對方，甚至對立，若有利益衝突就打架、戰爭。小至對一件東西的功能認定<text:span text:style-name="T3">(</text:span>咖啡杯不能當老人茶杯，咖啡可能比較高級<text:span text:style-name="T3">....)</text:span>，大至對社區資源的搶奪，甚至外表或形象上的認同，以為自己應該要物以類聚，卻看不清自己應該歸在哪一族類。<text:span text:style-name="T3"><text:line-break/><text:line-break/></text:span>為什麼小時候可以我家就是你家？現在卻不能我的國家就是你的國家？界線分明讓一個完整的東西分開了；實體物可以分開，但光就不行；實體物很實際，但光卻無法掌握；沒有光，該如何欣賞美麗的色彩生命變化？如果我們的想法都像光線，不像硬梆梆的實物，歧視或許可以慢慢消失，世界會美麗一點。</text:p>
      <text:p text:style-name="P5"/>
      <text:p text:style-name="P1"><text:span text:style-name="T1">鄭啟承</text:span><text:s/>  |  2012.09.20 11:01   |   <text:a xlink:type="simple" xlink:href="http://palinfo.habago.org/Entry?Command=Information_PrintForum&amp;iPage=501#FORUM31555"><text:span text:style-name="T2">#</text:span></text:a></text:p>
      <text:p text:style-name="P2">台灣人究竟有沒有歧視外勞，難道還需要討論嗎<text:span text:style-name="T3">? </text:span>從我們日常言語行為中對待他們的方式，從外勞看著我們的眼神，你就知道那種歧視有多深有多可惡。<text:span text:style-name="T3"><text:line-break/><text:line-break/></text:span>我的朋友中幾乎清一色是這樣<text:span text:style-name="T3">: </text:span>當他<text:span text:style-name="T3">/</text:span>她的外貌被說成像西方人，就會歡欣鼓舞喜不自勝，反之若是說他<text:span text:style-name="T3">/</text:span>她長得像東南亞地區的人<text:span text:style-name="T3">(</text:span>外勞<text:span text:style-name="T3">)</text:span>，立刻就會生氣，覺得你是在汙辱他<text:span text:style-name="T3">/</text:span>她。這幾乎是百分之百的結果，絕少例外。<text:span text:style-name="T3"><text:line-break/><text:line-break/></text:span>最近不是澳洲打工的話題很熱嗎<text:span text:style-name="T3">? </text:span>台灣人是很賤的，講到外勞可以高高在上、優雅地討論一番以證明沒有歧視，但自己一被說成「台勞」立刻就氣得哇哇大叫要申訴了。<text:span text:style-name="T3"><text:line-break/><text:line-break/></text:span>換句話說我們不是真的痛恨「歧視」這種東西，我們只是痛恨自己變成被歧視的一方，至於我們去歧視別人那就沒關係了，無關緊要，甚至大力為之。<text:span text:style-name="T3"><text:line-break/><text:line-break/></text:span>如果只是這樣也就算了，反正演化只演到一半，野蠻如此我們無話可說，但你總得承認這就是我們的一種民族本性。一種病你總得先承認它是一種病，才有可能下定決心去治療它。認錯其實並不困難，但人渣的特色之一就是死不認錯，與其說這是一種沒有病識感的病，不如說這是種品性不端的文化痼疾，換句話說我們其實頭腦正常得很，但我們的心眼實在太懷了。<text:span text:style-name="T3"><text:line-break/><text:line-break/></text:span>至於楊世主寫的，我看不太懂在說些什麼，可能和這沒什麼關係<text:span text:style-name="T3">(?)</text:span>。</text:p>
      <text:p text:style-name="P1"><text:span text:style-name="T1">良哲</text:span><text:s/>  |  2012.09.18 10:31   |   <text:a xlink:type="simple" xlink:href="http://palinfo.habago.org/Entry?Command=Information_PrintForum&amp;iPage=501#FORUM31554"><text:span text:style-name="T2">#</text:span></text:a></text:p>
      <text:p text:style-name="P3">轉貼自台灣國際勞工協會<text:span text:style-name="T3">(TIWA)</text:span>工作人員的臉書<text:span text:style-name="T3"><text:line-break/>==========================<text:line-break/></text:span>今天一整天在外開庭、走跳，除了打到手機的某位熱情民眾的問候外，算是逃過【真的沒有歧視外勞】的愛台灣式電話轟炸。<text:span text:style-name="T3"><text:line-break/><text:line-break/></text:span>台灣真的沒有歧視外勞。<text:span text:style-name="T3"><text:line-break/></text:span>禮拜天行動結束後，下午一點多接到許密的電話，說是帶菲律賓人去新生公園練鼓，不到半小時馬上有警察來驅離，說是有圖書館，有人抗議太吵不能看書芸芸，還要他們申請集會不然違法等等。問題是新生公園是松山機場飛機起降必經之地，壓根沒有圖書館或住家。如果練鼓要申請，那在公園跳土風舞、打太極拳、練外丹功的人全部都違反集會遊行法了。<text:span text:style-name="T3"><text:line-break/><text:line-break/></text:span>台灣真的沒有歧視外勞。<text:span text:style-name="T3"><text:line-break/></text:span>忘了有幾次，在<text:span text:style-name="T3">TIWA</text:span>後面的小公園辦勞教、聖誕餐會、生日餐會、練舞表演等，半小時以內絕對會有警察來關切，原因不外乎是有人抗議外勞太吵，坐在公園地上喝酒吃東西有礙觀瞻、太多外勞小孩被嚇到等等。警察一來就不會走了，非要在原地不斷規勸，要你提早結束，或是乾脆站崗表示盡職，請他吃蛋糕也不吃，真掃興。<text:span text:style-name="T3"><text:line-break/><text:line-break/></text:span>台灣真的沒有歧視外勞。<text:span text:style-name="T3"><text:line-break/>TIWA</text:span>搬了好幾次家，每次都被鄰居抗議、被管委或抗議，原因禮拜天太吵、是太多【烏漆嘛黑的人】進出、樓梯間髒亂一定是外勞亂丟垃圾等，貼字條、找房東施壓、或是直接開罵要求我們立刻搬走，不然要找律師告我們。<text:span text:style-name="T3"><text:line-break/><text:line-break/></text:span>台灣真的沒有歧視外勞。<text:span text:style-name="T3"><text:line-break/></text:span>帶外勞去抗議或參加活動，為了省錢都是坐公車或捷運，十次有九次會遭到白眼，五次會被罵沒水準，三次被罵太吵。曾經目睹禮拜天的中山區，台灣人騎摩托車，連喇叭都不按的朝站在路邊的外勞撞，原因是覺得他擋到路，被撞活該。或是在公園裡好好的，有人直接對著外勞罵，好加在他們中文不好，大多是面帶笑容看著這些熱情民眾，人走後在一頭霧水的彼此詢問他說什麼<text:span text:style-name="T3">?<text:line-break/><text:line-break/></text:span>有人說，外勞不要佔據車站可以去其他地方。問題是在車站被罵、去公園被罵、搭公車被罵、去百貨公司被白眼。有錢一點的，去看電影沒母語字幕、唱<text:span text:style-name="T3">KTV</text:span>沒印尼、越南、泰語歌，想跟另一半開個房間也常被拒絕。<text:span text:style-name="T3"><text:line-break/><text:line-break/></text:span>台灣真的沒有歧視外勞。<text:span text:style-name="T3"><text:line-break/>==========================</text:span></text:p>
      <text:p text:style-name="P1"><text:span text:style-name="T1">良哲</text:span><text:s/>  |  2012.09.18 10:27   |   <text:a xlink:type="simple" xlink:href="http://palinfo.habago.org/Entry?Command=Information_PrintForum&amp;iPage=501#FORUM31553"><text:span text:style-name="T2">#</text:span></text:a></text:p>
      <text:p text:style-name="P2">前些時候那些吵翻天力挺麥當勞叔叔的<text:span text:style-name="T3">"</text:span>正義之士<text:span text:style-name="T3">"</text:span>，遇到這事也都熄火了。<text:span text:style-name="T3"><text:line-break/></text:span>週日，帶著移工<text:span text:style-name="T3">/</text:span>外勞到天龍車站去抗議的團體，隔天電話就被灌爆，個個打去說台灣哪有歧視外勞。鬼島！</text:p>
      <text:p text:style-name="P1"><text:span text:style-name="T1">楊世主</text:span><text:s/>  |  2012.09.18 00:27   |   <text:a xlink:type="simple" xlink:href="http://palinfo.habago.org/Entry?Command=Information_PrintForum&amp;iPage=501#FORUM31552"><text:span text:style-name="T2">#</text:span></text:a></text:p>
      <text:p text:style-name="P3">大學時住在學校宿舍，宿舍是禁止養動物的，因室友是生物系植物系，都很喜歡往大自然裡跑，因此常有蜥蜴、飛鳥、蚯蚓、貓、鼠、狗、蛇、甲蟲和數不清的樹枝盆栽葉片果實和花朵偷偷出現在寢室裡，當然這些不同生物在房間裡都有它的特定位置，但偶爾也會在非特定位置出現，例如床上，我們曾經在非常炎熱的夏季輪流抱著一條花浪蛇睡覺，也常把黃金鼠放在桌上到處跑，當然後來發生失蹤事件，三天後發現牠在衣櫥深處作窩，生了<text:span text:style-name="T3">11</text:span>隻光禿禿的小黃金鼠，正想動手執行捕抓任務時，見牠那兩顆又黑又圓又濕的眼珠子透露出理所當然的眼神後，也就任牠窩在衣櫥裡坐月子，當然幾件衣服因此變成了洞洞裝。<text:span text:style-name="T3"><text:line-break/><text:line-break/></text:span>以前陽明山上到處是人家不要的狗，剛出生的、不能生的、生病的、太臭的、吃太多的、愛叫的、咬人的、沒錢養的等等等千奇百怪的原因，那時我有一位歷史系很窮的學姐，打工唸書，很會收留流浪狗，看到必追，追到必養、所以她的室友是三到五隻狗，院友<text:span text:style-name="T3">(</text:span>養在院子的<text:span text:style-name="T3">)</text:span>是十幾隻狗，有時她出門較久會寄養她的室友們到我那裡，加上我自己也有一隻，所以非常擁擠和吵鬧加髒亂，因為她的狗很沒規矩，自由慣了，老是會撲上來舔你滿臉口水，有時受不了會很想抓幾隻來燉香肉，但始終還是忍耐，畢竟只有照顧幾天。<text:span text:style-name="T3"><text:line-break/><text:line-break/></text:span>我在想什麼是<text:span text:style-name="T3">”</text:span>界線<text:span text:style-name="T3">”</text:span>？是否可說界線通常是用來保護自己的某些東西，像圍牆抵禦外犯，像屋簷遮蔽烈陽風雨；那麼，你對自家屋子所設的界線是如何呢？有人不讓狗進屋，因為某某原因屋子是給人住的，也不讓路邊陌生人進屋，因為屋子是我和家人住的，但是當我們喜歡、想照顧一隻流浪狗時就會讓牠進屋裡來，當可憐陌生人需要幫忙時我們也會讓他進屋，甚至留他過夜吃飯，因此，關於我們對屋子的<text:span text:style-name="T3">”</text:span>界線<text:span text:style-name="T3">”</text:span>，其實並不像法律那般黑白分明，它是有例外的，但這些例外又取決於什麼？還是這個界線本來就可以模糊？<text:span text:style-name="T3"><text:line-break/><text:line-break/></text:span>現在有些人界線分明一絲不茍，睡覺一定要在床上，讀書一定要坐書桌前，吃飯一定要在餐廳不能在客廳邊看電視，放鬆時腳不能放桌上、花瓶不能當尿壺、杯子不能當筆插、咖啡杯不能當茶杯、書不能翻超過<text:span text:style-name="T3">45</text:span>度角、說話不能粗口、坐椅子要坐一半挺胸雙腿靠攏手指合起輕放大腿兩眼直視前方嘴角微翹同時保持雍容<text:span text:style-name="T3">(</text:span>只差要憋氣撐住連隔夜的屁也不能放一粒，這是我高中時的美儀規定<text:span text:style-name="T3">)</text:span>，當然還有更多千奇百怪的意識形態界線有如利刃切得那樣一刀兩斷乾脆就倆不相犯，想黏也黏不起來，例如我一定一定要怎樣怎樣如果不怎樣怎樣就會天崩地裂人神共憤天地不容無法無天<text:span text:style-name="T3">.....<text:line-break/><text:line-break/></text:span>但我們一定一定要怎樣怎樣嗎？還是這只是你自己切的刀劃的痕立的界？記得董事長一篇文章說到關於燈光的邊緣，當然我這裡只是借來說說那個燈所射下的光線是找不到確切的邊界的，而我覺得那樣的模糊邊緣很朦朧很美很溫柔，不像正對光源那樣刺眼而使人盲目。<text:span text:style-name="T3"><text:line-break/><text:line-break/></text:span>這個社區，也是燈光正中太亮太刺眼了。</text:p>
      <text:p text:style-name="P1"><text:span text:style-name="T1">鄭啟承</text:span><text:s/>  |  2012.09.17 18:17   |   <text:a xlink:type="simple" xlink:href="http://palinfo.habago.org/Entry?Command=Information_PrintForum&amp;iPage=501#FORUM31551"><text:span text:style-name="T2">#</text:span></text:a></text:p>
      <text:p text:style-name="P4"><text:span text:style-name="T1">他媽的台灣人真的是有夠爛的，不要怪人家西方列強歧視我們，因為我們就是這麼的爛</text:span>! <text:span text:style-name="T1">媽的還連署咧，如果是棟住滿白人的宿舍，我們還敢這樣幹嗎</text:span>? <text:span text:style-name="T1">我看捧成什麼名流高貴社區都來不及吧</text:span>!<text:line-break/><text:line-break/><text:span text:style-name="T1">我們似乎擁有一種根深蒂固的卑劣民族性而不自知，卻整天吹牛膨風自我歌頌個不停。台灣人你到底是愚笨還是卑鄙</text:span>? <text:span text:style-name="T1">這個民族我看是沒有救了，等著美國或中國來解放或許還有那麼一點改變的可能。</text:span><text:line-break/><text:line-break/>http://tw.news.yahoo.com/%E8%8F%B2%E5%8B%9E%E5%AE%BF%E8%88%8D%E9%80%B2-%E4%BD%8F-%E7%A4%BE%E5%8D%80%E5%8D%83%E4%BA%BA%E9%80%A3%E7%BD%B2%E8%B6%95%E5%87%BA%E5%8E%BB-213000563.html</text:p>
      <text:p text:style-name="P1">J. Z.   |  2012.09.15 04:56   |   <text:a xlink:type="simple" xlink:href="http://palinfo.habago.org/Entry?Command=Information_PrintForum&amp;iPage=501#FORUM31550"><text:span text:style-name="T2">#</text:span></text:a></text:p>
      <text:p text:style-name="P3">人在加拿大<text:span text:style-name="T3">, </text:span>前幾天因為摔車膝蓋破了個洞沒處理好發炎化膿<text:span text:style-name="T3">, </text:span>去給醫生看連同拿藥花了<text:span text:style-name="T3">120</text:span>加幣<text:span text:style-name="T3">, </text:span>而且這還算是便宜的<text:span text:style-name="T3">...<text:line-break/><text:line-break/></text:span>台灣的健保真的是很佛心<text:span text:style-name="T3">, </text:span>可看到這種浮濫的情況還真不知道哪天會倒<text:span text:style-name="T3">...</text:span></text:p>
      <text:p text:style-name="P1"><text:span text:style-name="T1">陳真</text:span><text:s/>  |  2012.09.14 20:36   |   <text:a xlink:type="simple" xlink:href="http://palinfo.habago.org/Entry?Command=Information_PrintForum&amp;iPage=501#FORUM31549"><text:span text:style-name="T2">#</text:span></text:a></text:p>
      <text:p text:style-name="P2">病患<text:span text:style-name="T3">M </text:span>的健保卡今年已經蓋了<text:span text:style-name="T3">178</text:span>格<text:span text:style-name="T3">,</text:span>幾乎每天在看醫生<text:span text:style-name="T3">. </text:span>我嚴格限制他一個月只能來一次<text:span text:style-name="T3">.<text:line-break/><text:line-break/></text:span>剛剛他又來了<text:span text:style-name="T3">. <text:line-break/><text:line-break/></text:span>醫<text:span text:style-name="T3">: </text:span>請問今天想吃哪些藥<text:span text:style-name="T3">?<text:line-break/><text:line-break/>M: </text:span>哈哈哈<text:span text:style-name="T3">...</text:span>你都很內行了<text:span text:style-name="T3">.</text:span>我要<text:span text:style-name="T3">ABCDEFGHIJK</text:span>十一種藥<text:span text:style-name="T3">.<text:line-break/><text:line-break/></text:span>醫<text:span text:style-name="T3">: </text:span>太多種了<text:span text:style-name="T3">,</text:span>請你任選三種<text:span text:style-name="T3">.<text:line-break/><text:line-break/>M: </text:span>只能選三種<text:span text:style-name="T3">,</text:span>人家別的診所都隨便我開<text:span text:style-name="T3">.<text:line-break/><text:line-break/></text:span>醫<text:span text:style-name="T3">: </text:span>歡迎去其它診所看病<text:span text:style-name="T3">,</text:span>麥擱來我這裏<text:span text:style-name="T3">.<text:line-break/><text:line-break/>M: (</text:span>尷尬<text:span text:style-name="T3">)</text:span>嗯<text:span text:style-name="T3">,</text:span>那我要<text:span text:style-name="T3">DHK </text:span>三種藥<text:span text:style-name="T3">,</text:span>阿<text:span text:style-name="T3">,</text:span>不要不要<text:span text:style-name="T3">,K </text:span>改成<text:span text:style-name="T3">L</text:span>好了<text:span text:style-name="T3">. <text:line-break/><text:line-break/></text:span>醫<text:span text:style-name="T3">: </text:span>好<text:span text:style-name="T3">,</text:span>去拿藥<text:span text:style-name="T3">.<text:line-break/><text:line-break/>M: </text:span>我一次吃<text:span text:style-name="T3">L</text:span>都要吃三顆<text:span text:style-name="T3">.<text:line-break/><text:line-break/></text:span>醫<text:span text:style-name="T3">: </text:span>我只能開一顆<text:span text:style-name="T3">.<text:line-break/><text:line-break/>M: </text:span>好好好<text:span text:style-name="T3">,</text:span>一顆就一顆<text:span text:style-name="T3">. </text:span>我吃這藥好嗎<text:span text:style-name="T3">?<text:line-break/><text:line-break/></text:span>醫<text:span text:style-name="T3">: </text:span>你喜歡就好<text:span text:style-name="T3">,</text:span>我沒意見<text:span text:style-name="T3">.<text:line-break/><text:line-break/>M: </text:span>對對對<text:span text:style-name="T3">,</text:span>謝謝醫師<text:span text:style-name="T3">.<text:line-break/><text:line-break/></text:span>各位看到這樣的看診對白也許會覺得麥院長很恐怖很沒醫德<text:span text:style-name="T3">,</text:span>但是<text:span text:style-name="T3">,</text:span>當你費盡唇舌浪費無數的時間仍然不可能以一種正常的方式看診時<text:span text:style-name="T3">,</text:span>有時你也只好把診所當成餐廳<text:span text:style-name="T3">,</text:span>隨便消費者點菜<text:span text:style-name="T3">. <text:line-break/><text:line-break/></text:span>當然<text:span text:style-name="T3">,</text:span>你仍然還是得確保他點的菜吃了不會出問題<text:span text:style-name="T3">,</text:span>否則醫療糾紛隨時會找上你<text:span text:style-name="T3">.<text:line-break/><text:line-break/></text:span>在其他科<text:span text:style-name="T3">,</text:span>比方說泌尿科或心臟科<text:span text:style-name="T3">,</text:span>大概不可能會有點菜的狀況<text:span text:style-name="T3">,</text:span>但在精神科診所<text:span text:style-name="T3">,</text:span>或者也許應該說在南部某些地區的精神科診所<text:span text:style-name="T3">,</text:span>這卻是常態<text:span text:style-name="T3">. </text:span>這或許是為什麼台南洗腎人口名列世界前矛的原因<text:span text:style-name="T3">(</text:span>也許是世界冠軍<text:span text:style-name="T3">). </text:span>對此我也只能在盡量不累死自己的狀況下<text:span text:style-name="T3">,</text:span>盡最大的努力去防止傷害<text:span text:style-name="T3">.<text:line-break/><text:line-break/></text:span>但悲劇似乎就在此<text:span text:style-name="T3">,</text:span>當你費盡心血想阻止傷害時<text:span text:style-name="T3">,</text:span>對方卻往往根本看不見自己的問題<text:span text:style-name="T3">,</text:span>覺得你很煩<text:span text:style-name="T3">,</text:span>反倒認為那些進一步利用其愚昧來謀取利益的醫師是不得了的什麼名醫<text:span text:style-name="T3">.</text:span></text:p>
      <text:p text:style-name="P1"><text:span text:style-name="T1">陳真</text:span><text:s/>  |  2012.09.14 19:41   |   <text:a xlink:type="simple" xlink:href="http://palinfo.habago.org/Entry?Command=Information_PrintForum&amp;iPage=501#FORUM31548"><text:span text:style-name="T2">#</text:span></text:a></text:p>
      <text:p text:style-name="P3">病患<text:span text:style-name="T3">X: </text:span>沒辦法<text:span text:style-name="T3">,</text:span>都不能睡<text:span text:style-name="T3">,</text:span>我要換藥<text:span text:style-name="T3">.<text:line-break/><text:line-break/></text:span>醫<text:span text:style-name="T3">: </text:span>開出去的藥不能換<text:span text:style-name="T3">.<text:line-break/><text:line-break/>X: </text:span>那我都不能睡怎麼辦<text:span text:style-name="T3">?<text:line-break/><text:line-break/></text:span>醫<text:span text:style-name="T3">: </text:span>吃藥一點睡意都沒有嗎<text:span text:style-name="T3">?<text:line-break/><text:line-break/>X: </text:span>不是啦<text:span text:style-name="T3">,</text:span>藥太強<text:span text:style-name="T3">,</text:span>我吃三顆就睡到中午<text:span text:style-name="T3">.<text:line-break/><text:line-break/></text:span>醫<text:span text:style-name="T3">: </text:span>我不是叫你一次吃半顆嗎<text:span text:style-name="T3">? <text:line-break/><text:line-break/>X: </text:span>半顆只能睡<text:span text:style-name="T3">8</text:span>小時<text:span text:style-name="T3">.</text:span>我早上起來不知道要做什麼<text:span text:style-name="T3">,</text:span>不如繼續睡<text:span text:style-name="T3">.<text:line-break/><text:line-break/></text:span>醫<text:span text:style-name="T3">: </text:span>我不懂你的意思<text:span text:style-name="T3">. </text:span>你是希望我怎麼做<text:span text:style-name="T3">?<text:line-break/><text:line-break/>X: </text:span>我要換好一點的藥<text:span text:style-name="T3">.<text:line-break/><text:line-break/></text:span>醫<text:span text:style-name="T3">: </text:span>這藥哪裡不好<text:span text:style-name="T3">?<text:line-break/><text:line-break/>X: </text:span>睡太少<text:span text:style-name="T3">.<text:line-break/><text:line-break/></text:span>醫<text:span text:style-name="T3">: </text:span>睡八小時不夠<text:span text:style-name="T3">?<text:line-break/><text:line-break/>X: </text:span>有沒有可以讓我睡十幾個小時的藥<text:span text:style-name="T3">.<text:line-break/><text:line-break/></text:span>醫<text:span text:style-name="T3">: </text:span>沒有人會那樣開藥<text:span text:style-name="T3">. </text:span>你就照這樣吃半顆<text:span text:style-name="T3">.<text:line-break/><text:line-break/>X: </text:span>半顆睡太少<text:span text:style-name="T3">,</text:span>早上十點就醒來了<text:span text:style-name="T3">.<text:line-break/><text:line-break/></text:span>醫<text:span text:style-name="T3">: </text:span>如果你醒來沒事做<text:span text:style-name="T3">,</text:span>那為什麼不去找個工作做<text:span text:style-name="T3">?<text:line-break/><text:line-break/>X: </text:span>嘿嘿嘿<text:span text:style-name="T3">,</text:span>沒時間工作啦<text:span text:style-name="T3">.<text:line-break/><text:line-break/></text:span>醫<text:span text:style-name="T3">: </text:span>藥不能換<text:span text:style-name="T3">,</text:span>也不需要改藥<text:span text:style-name="T3">.<text:line-break/><text:line-break/>X: </text:span>我要那種藍色的<text:span text:style-name="T3">,</text:span>中間有一痕<text:span text:style-name="T3">.<text:line-break/><text:line-break/></text:span>醫<text:span text:style-name="T3">: </text:span>你聽懂我在說什麼嗎<text:span text:style-name="T3">?<text:line-break/><text:line-break/>X: </text:span>百憂解吃了會不會好睡<text:span text:style-name="T3">? </text:span>人家說那個藥不錯<text:span text:style-name="T3">.<text:line-break/><text:line-break/></text:span>醫<text:span text:style-name="T3">: </text:span>那是抗憂鬱的藥<text:span text:style-name="T3">,</text:span>你不需要吃<text:span text:style-name="T3">. </text:span>你聽懂我的話嗎<text:span text:style-name="T3">? </text:span>你若要亂吃藥<text:span text:style-name="T3">,</text:span>請你麥擱來找我<text:span text:style-name="T3">. <text:line-break/><text:line-break/>X: </text:span>那你們有沒有一種粉紅色很大顆的顧腦的藥<text:span text:style-name="T3">? </text:span>吃了會頭昏昏<text:span text:style-name="T3">.<text:line-break/><text:line-break/></text:span>醫<text:span text:style-name="T3">: </text:span>你聽懂我在說什麼嗎<text:span text:style-name="T3">?<text:line-break/><text:line-break/>X: </text:span>可是你開的藥都沒效<text:span text:style-name="T3">,</text:span>睡到早上十點就起來也不知道要幹什麼<text:span text:style-name="T3">. </text:span>看看<text:span text:style-name="T3">FACEBOOK</text:span>又跑去睡就睡不著了<text:span text:style-name="T3">. </text:span>不加藥我怎麼睡<text:span text:style-name="T3">?<text:line-break/><text:line-break/></text:span>醫<text:span text:style-name="T3">:.....(</text:span>無奈<text:span text:style-name="T3">,</text:span>默然<text:span text:style-name="T3">)<text:line-break/><text:line-break/>X: </text:span>還有一種橘色的<text:span text:style-name="T3">,</text:span>我要那一種<text:span text:style-name="T3">,</text:span>你們這邊有嗎<text:span text:style-name="T3">?<text:line-break/><text:line-break/></text:span>如此反覆夾纏<text:span text:style-name="T3">,</text:span>無日無之<text:span text:style-name="T3">.</text:span>這類病人不用多<text:span text:style-name="T3">,</text:span>一天來一個就夠你受的了<text:span text:style-name="T3">.<text:line-break/><text:line-break/></text:span>接著是初診人病<text:span text:style-name="T3">Y. <text:line-break/><text:line-break/></text:span>這時已五點八分<text:span text:style-name="T3">,</text:span>累到爆<text:span text:style-name="T3">,</text:span>好不容易硬撐到現在<text:span text:style-name="T3">,</text:span>以為總算可以休息一下六點再接著看診<text:span text:style-name="T3">,</text:span>但為了怕讓人等候<text:span text:style-name="T3">,</text:span>於是同意讓他掛號<text:span text:style-name="T3">.<text:line-break/><text:line-break/>Y: </text:span>我要一種長長橢圓形的藥<text:span text:style-name="T3">,</text:span>還有一種藍色的小小顆<text:span text:style-name="T3">.<text:line-break/><text:line-break/></text:span>醫<text:span text:style-name="T3">: </text:span>請問你是什麼問題<text:span text:style-name="T3">?<text:line-break/><text:line-break/>Y: </text:span>什麼問題<text:span text:style-name="T3">?<text:line-break/><text:line-break/></text:span>醫<text:span text:style-name="T3">: </text:span>就是說你是哪裡不舒服<text:span text:style-name="T3">?<text:line-break/><text:line-break/>Y: </text:span>沒有不舒服啊<text:span text:style-name="T3">.<text:line-break/><text:line-break/></text:span>醫<text:span text:style-name="T3">: </text:span>那你是為什麼來看醫生<text:span text:style-name="T3">?<text:line-break/><text:line-break/>Y: </text:span>我只是來拿藥<text:span text:style-name="T3">.<text:line-break/><text:line-break/></text:span>醫<text:span text:style-name="T3">: </text:span>你是睡不著嗎<text:span text:style-name="T3">? </text:span>我看你黑眼圈很嚴重<text:span text:style-name="T3">.<text:line-break/><text:line-break/>Y: </text:span>也是啦<text:span text:style-name="T3">.<text:line-break/><text:line-break/></text:span>醫<text:span text:style-name="T3">: </text:span>睡不著多久了<text:span text:style-name="T3">?<text:line-break/><text:line-break/>Y: </text:span>很久了<text:span text:style-name="T3">.<text:line-break/><text:line-break/></text:span>醫<text:span text:style-name="T3">: </text:span>很久是多久<text:span text:style-name="T3">?<text:line-break/><text:line-break/>Y: </text:span>忘記了<text:span text:style-name="T3">.<text:line-break/><text:line-break/></text:span>醫<text:span text:style-name="T3">: </text:span>大約是幾年或幾個月<text:span text:style-name="T3">?<text:line-break/><text:line-break/>Y: </text:span>就昨天沒睡<text:span text:style-name="T3">.<text:line-break/><text:line-break/></text:span>醫<text:span text:style-name="T3">: </text:span>才一天睡不著<text:span text:style-name="T3">?<text:line-break/><text:line-break/>Y: </text:span>每天都睡不著<text:span text:style-name="T3">.<text:line-break/><text:line-break/></text:span>醫<text:span text:style-name="T3">: </text:span>那是大約有多久了<text:span text:style-name="T3">?<text:line-break/><text:line-break/>Y: </text:span>很久了<text:span text:style-name="T3">.<text:line-break/><text:line-break/></text:span>醫<text:span text:style-name="T3">: </text:span>好<text:span text:style-name="T3">,</text:span>那你之前有看過醫生<text:span text:style-name="T3">,</text:span>吃過藥嗎<text:span text:style-name="T3">?<text:line-break/><text:line-break/>Y: </text:span>感冒算不算<text:span text:style-name="T3">?<text:line-break/><text:line-break/></text:span>醫<text:span text:style-name="T3">: </text:span>我是說有看過精神科或吃過安眠藥或鎮靜劑之類的嗎<text:span text:style-name="T3">?<text:line-break/><text:line-break/>Y: </text:span>沒有<text:span text:style-name="T3">. </text:span>我只是要拿一種長長橢圓形的藥<text:span text:style-name="T3">,</text:span>還有一種藍色的小小顆<text:span text:style-name="T3">.<text:line-break/><text:line-break/></text:span>醫<text:span text:style-name="T3">: </text:span>我不知道那是什麼藥<text:span text:style-name="T3">,</text:span>你得告訴我藥名<text:span text:style-name="T3">.<text:line-break/><text:line-break/>Y: </text:span>我不知道那是什麼藥<text:span text:style-name="T3">. </text:span>我又不是醫生<text:span text:style-name="T3">.<text:line-break/><text:line-break/></text:span>醫<text:span text:style-name="T3">: </text:span>那你為什麼要開那些藥<text:span text:style-name="T3">?<text:line-break/><text:line-break/>Y: </text:span>我朋友都是吃那個<text:span text:style-name="T3">,</text:span>感覺好像很有效<text:span text:style-name="T3">.<text:line-break/><text:line-break/></text:span>醫<text:span text:style-name="T3">: </text:span>對什麼症狀有效<text:span text:style-name="T3">?<text:line-break/><text:line-break/>Y: </text:span>我哪知<text:span text:style-name="T3">?<text:line-break/><text:line-break/></text:span>醫<text:span text:style-name="T3">: </text:span>那你為什麼想要吃它<text:span text:style-name="T3">?<text:line-break/><text:line-break/>Y: </text:span>因為我女朋友說那個藥不錯<text:span text:style-name="T3">. </text:span>他每次那個來<text:span text:style-name="T3">(</text:span>即月經來<text:span text:style-name="T3">)</text:span>都會吃兩顆<text:span text:style-name="T3">.<text:line-break/><text:line-break/></text:span>醫<text:span text:style-name="T3">: </text:span>那跟你有什麼關係<text:span text:style-name="T3">?<text:line-break/><text:line-break/>Y: </text:span>她說吃了心情就會比較好<text:span text:style-name="T3">.<text:line-break/><text:line-break/></text:span>醫<text:span text:style-name="T3">: </text:span>所以你也是心情不好<text:span text:style-name="T3">?<text:line-break/><text:line-break/>Y: </text:span>我沒有心情不好<text:span text:style-name="T3">.<text:line-break/><text:line-break/></text:span>醫<text:span text:style-name="T3">: </text:span>那為什麼要吃它<text:span text:style-name="T3">?<text:line-break/><text:line-break/>Y: </text:span>看看吃了會不會好睡覺<text:span text:style-name="T3">.<text:line-break/><text:line-break/></text:span>醫<text:span text:style-name="T3">: </text:span>我根據你的狀況來開藥不好嗎<text:span text:style-name="T3">? </text:span>為什麼一定要指定哪種顏色的藥<text:span text:style-name="T3">?<text:line-break/><text:line-break/>Y: </text:span>我怎麼知道你開的藥會不會有效<text:span text:style-name="T3">.<text:line-break/><text:line-break/></text:span>醫<text:span text:style-name="T3">: </text:span>有沒有效當然要慢慢嘗試慢慢調整劑量<text:span text:style-name="T3">,</text:span>而且也要看你睡眠是什麼樣的問題<text:span text:style-name="T3">,</text:span>是不好入睡或容易醒或是怎麼樣<text:span text:style-name="T3">?<text:line-break/><text:line-break/>Y: </text:span>所以你也不敢保證有效嘛<text:span text:style-name="T3">.<text:line-break/><text:line-break/></text:span>醫<text:span text:style-name="T3">: </text:span>用藥上當然都要從低劑量慢慢嘗試對症下藥<text:span text:style-name="T3">.</text:span>你是不好入睡或容易醒或是怎麼樣<text:span text:style-name="T3">?<text:line-break/><text:line-break/>Y: </text:span>早上起不來<text:span text:style-name="T3">.<text:line-break/><text:line-break/></text:span>醫<text:span text:style-name="T3">: ....(</text:span>一頭霧水<text:span text:style-name="T3">)<text:line-break/><text:line-break/>Y: </text:span>太晚睡了<text:span text:style-name="T3">,</text:span>早上起來很難受<text:span text:style-name="T3">.<text:line-break/><text:line-break/></text:span>醫<text:span text:style-name="T3">: </text:span>是不好入眠嗎<text:span text:style-name="T3">?<text:line-break/><text:line-break/>Y: </text:span>一躺下去就睡了<text:span text:style-name="T3">.<text:line-break/><text:line-break/></text:span>醫<text:span text:style-name="T3">: </text:span>那你是哪裡有問題<text:span text:style-name="T3">.<text:line-break/><text:line-break/>Y: </text:span>看能不能可以不用太早睡而且又可以早上起來上課不會想睡覺<text:span text:style-name="T3">.<text:line-break/><text:line-break/></text:span>醫<text:span text:style-name="T3">: </text:span>我聽不懂你的問題<text:span text:style-name="T3">. </text:span>你是睡不著嗎<text:span text:style-name="T3">?<text:line-break/><text:line-break/>Y: </text:span>不想睡<text:span text:style-name="T3">.<text:line-break/><text:line-break/></text:span>醫<text:span text:style-name="T3">: </text:span>不想睡<text:span text:style-name="T3">? </text:span>所以要靠藥物睡<text:span text:style-name="T3">?<text:line-break/><text:line-break/>Y: </text:span>也不是要靠藥物睡<text:span text:style-name="T3">,</text:span>我晚上都會習慣玩線上遊戲玩<text:span text:style-name="T3">FACEBOOK</text:span>玩到半夜<text:span text:style-name="T3">,</text:span>大家<text:span text:style-name="T3">(</text:span>朋友同學<text:span text:style-name="T3">)</text:span>那時候都在線上<text:span text:style-name="T3">.<text:line-break/><text:line-break/></text:span>醫<text:span text:style-name="T3">: </text:span>所以你是為了什麼原因來看診<text:span text:style-name="T3">?<text:line-break/><text:line-break/>Y: </text:span>我只是要拿一種長長橢圓形的藥<text:span text:style-name="T3">,</text:span>還有一種藍色的小小顆<text:span text:style-name="T3">,</text:span>就我女朋友吃的那一種<text:span text:style-name="T3">.<text:line-break/><text:line-break/></text:span>醫<text:span text:style-name="T3">: </text:span>你是要拿藥給她吃嗎<text:span text:style-name="T3">?<text:line-break/><text:line-break/>Y: </text:span>我自己吃都不夠了<text:span text:style-name="T3">,</text:span>哪會給她吃<text:span text:style-name="T3">?<text:line-break/><text:line-break/></text:span>醫<text:span text:style-name="T3">: </text:span>那你想吃它是為了什麼問題<text:span text:style-name="T3">?<text:line-break/><text:line-break/>Y: </text:span>不知道<text:span text:style-name="T3">,</text:span>就想吃了看會不會好一點<text:span text:style-name="T3">.<text:line-break/><text:line-break/></text:span>醫<text:span text:style-name="T3">: </text:span>什麼問題好一點<text:span text:style-name="T3">?<text:line-break/><text:line-break/>Y: </text:span>我哪知<text:span text:style-name="T3">? </text:span>我又不是醫生<text:span text:style-name="T3">.<text:line-break/><text:line-break/></text:span>醫<text:span text:style-name="T3">: </text:span>我們從頭講起好了<text:span text:style-name="T3">,</text:span>你是為了什麼問題來掛號<text:span text:style-name="T3">?<text:line-break/><text:line-break/>Y: </text:span>我就跟你說我要一種長長橢圓形的藥<text:span text:style-name="T3">,</text:span>還有一種藍色的小小顆的藥咩<text:span text:style-name="T3">~~<text:line-break/><text:line-break/></text:span>醫<text:span text:style-name="T3">: </text:span>那你是有什麼症狀<text:span text:style-name="T3">?<text:line-break/><text:line-break/>Y: </text:span>ㄓㄥ<text:span text:style-name="T3">'\\</text:span>ㄓㄨㄤ<text:span text:style-name="T3">\\? </text:span>聽不懂<text:span text:style-name="T3">.<text:line-break/><text:line-break/></text:span>醫<text:span text:style-name="T3">: </text:span>就是說你有哪裡不舒服<text:span text:style-name="T3">?<text:line-break/><text:line-break/>Y: </text:span>早上起不來<text:span text:style-name="T3">.<text:line-break/><text:line-break/></text:span>醫<text:span text:style-name="T3">: </text:span>你是說睡不著嗎<text:span text:style-name="T3">?<text:line-break/><text:line-break/>Y: </text:span>對啊對啊<text:span text:style-name="T3">.<text:line-break/><text:line-break/></text:span>醫<text:span text:style-name="T3">: </text:span>是不想睡<text:span text:style-name="T3">,</text:span>因為要打線上遊戲<text:span text:style-name="T3">,</text:span>還是真的睡不著<text:span text:style-name="T3">?<text:line-break/><text:line-break/>Y: </text:span>聽無<text:span text:style-name="T3">! </text:span>這有差嗎<text:span text:style-name="T3">? </text:span>不想睡當然就睡不著<text:span text:style-name="T3">.<text:line-break/><text:line-break/></text:span>醫<text:span text:style-name="T3">: </text:span>那你如果不玩電腦直接去躺著睡覺能睡著嗎<text:span text:style-name="T3">?<text:line-break/><text:line-break/>Y: </text:span>不知道<text:span text:style-name="T3">,</text:span>沒試過<text:span text:style-name="T3">. <text:line-break/><text:line-break/></text:span>醫<text:span text:style-name="T3">: </text:span>所以你是想吃藥來幫自己睡著嗎<text:span text:style-name="T3">?<text:line-break/><text:line-break/>Y: </text:span>我不要吃安眠藥哦<text:span text:style-name="T3">,</text:span>你不要開安眠藥給我哦我跟你說<text:span text:style-name="T3">.<text:line-break/><text:line-break/></text:span>醫<text:span text:style-name="T3">: </text:span>那你是希我幫你做什麼<text:span text:style-name="T3">?<text:line-break/><text:line-break/>Y: </text:span>我就說我要一種長長橢圓形的藥<text:span text:style-name="T3">,</text:span>還有一種藍色的小小顆的藥咩<text:span text:style-name="T3">~~<text:line-break/><text:line-break/></text:span>醫<text:span text:style-name="T3">: </text:span>我不知道你是在說什麼藥<text:span text:style-name="T3">.<text:line-break/><text:line-break/>Y: </text:span>不知道也不早說<text:span text:style-name="T3">(</text:span>怒容<text:span text:style-name="T3">).<text:line-break/><text:line-break/></text:span>醫<text:span text:style-name="T3">: </text:span>那你去退掛號吧<text:span text:style-name="T3">.<text:line-break/><text:line-break/>Y: (</text:span>拎起像姑娘用的皮包<text:span text:style-name="T3">,</text:span>一臉怒容<text:span text:style-name="T3">,</text:span>用力甩門而去<text:span text:style-name="T3">).<text:line-break/><text:line-break/></text:span>長時間工作的夾縫中一點難得的休息時間就這樣泡湯了<text:span text:style-name="T3">. <text:line-break/><text:line-break/></text:span>也許你會以為這些<text:span text:style-name="T3"><text:s/>"</text:span>病人<text:span text:style-name="T3">" </text:span>都屬特殊狀況<text:span text:style-name="T3">,</text:span>但其實不然<text:span text:style-name="T3">,</text:span>至少在診所就很常見<text:span text:style-name="T3">,</text:span>特別是在南部某些地區<text:span text:style-name="T3">. </text:span>比方說會在看診的當下接手機然後一直用手機聯天<text:span text:style-name="T3">,</text:span>一聊就是十幾分鐘<text:span text:style-name="T3">,</text:span>你呆坐一旁<text:span text:style-name="T3">,</text:span>不斷請他能不能等一下再聊<text:span text:style-name="T3">,</text:span>他會憤怒地請你不要打擾他聊手機<text:span text:style-name="T3">.<text:line-break/><text:line-break/></text:span>在大醫院就不可能會有這樣的病人<text:span text:style-name="T3">,</text:span>整個就醫文化似乎完全不一樣<text:span text:style-name="T3">.</text:span>在大醫院<text:span text:style-name="T3">,</text:span>醫生很大<text:span text:style-name="T3">,</text:span>跟神差不多<text:span text:style-name="T3">,</text:span>在診所<text:span text:style-name="T3">,</text:span>醫生卻像任何一種攤販或任何一種服務業<text:span text:style-name="T3">,</text:span>前來就診的許多病患似乎總以為自己是個消費者而不是病患<text:span text:style-name="T3">.<text:line-break/><text:line-break/></text:span>麥擱來診所在此要隆重呼籲消費者麥擱來啊<text:span text:style-name="T3">.<text:line-break/><text:line-break/></text:span>至於溝通<text:span text:style-name="T3">,</text:span>不管在醫院或診所<text:span text:style-name="T3">,</text:span>基本上都是很難的<text:span text:style-name="T3">. </text:span>光是要問出對方生病時間究竟有多長<text:span text:style-name="T3">,</text:span>有時幾乎就是一種不可能的任務</text:p>
      <text:p text:style-name="P1"><text:span text:style-name="T1">陳真</text:span><text:s/>  |  2012.09.12 16:14   |   <text:a xlink:type="simple" xlink:href="http://palinfo.habago.org/Entry?Command=Information_PrintForum&amp;iPage=501#FORUM31547"><text:span text:style-name="T2">#</text:span></text:a></text:p>
      <text:p text:style-name="P2">路人甲<text:span text:style-name="T3">: </text:span>喂<text:span text:style-name="T3">,</text:span>是麥擱來診所嗎<text:span text:style-name="T3">?<text:line-break/><text:line-break/></text:span>醫<text:span text:style-name="T3">: </text:span>是<text:span text:style-name="T3">.<text:line-break/><text:line-break/></text:span>路人甲<text:span text:style-name="T3">: </text:span>你是麥院長嗎<text:span text:style-name="T3">?<text:line-break/><text:line-break/></text:span>醫<text:span text:style-name="T3">: </text:span>可以這麼說<text:span text:style-name="T3">.<text:line-break/><text:line-break/></text:span>路人甲<text:span text:style-name="T3">: </text:span>我是要問你<text:span text:style-name="T3">,</text:span>我的頭會動怎麼辦<text:span text:style-name="T3">?<text:line-break/><text:line-break/></text:span>醫<text:span text:style-name="T3">: </text:span>什麼叫頭會動<text:span text:style-name="T3">?<text:line-break/><text:line-break/></text:span>路人甲<text:span text:style-name="T3">: </text:span>我怎麼知道<text:span text:style-name="T3">,</text:span>所以我才問你啊<text:span text:style-name="T3">,</text:span>你也真好笑<text:span text:style-name="T3">.<text:line-break/><text:line-break/></text:span>醫<text:span text:style-name="T3">: </text:span>我不知道你所謂頭會動是什麼意思<text:span text:style-name="T3">.<text:line-break/><text:line-break/></text:span>路人甲<text:span text:style-name="T3">: </text:span>就是頭一半會動<text:span text:style-name="T3">,</text:span>一半不會動<text:span text:style-name="T3">.<text:line-break/><text:line-break/></text:span>醫<text:span text:style-name="T3">: </text:span>那你要不要先去看神經內科<text:span text:style-name="T3"><text:line-break/><text:line-break/></text:span>路人甲<text:span text:style-name="T3">: </text:span>我看過了啊<text:span text:style-name="T3">,</text:span>他們叫我來看你這一科<text:span text:style-name="T3">.<text:line-break/><text:line-break/></text:span>醫<text:span text:style-name="T3">: </text:span>檢查過神經方面都沒問題嗎<text:span text:style-name="T3">?<text:line-break/><text:line-break/></text:span>路人甲<text:span text:style-name="T3">: </text:span>他們說我想太多了<text:span text:style-name="T3">. </text:span>但我就是會想<text:span text:style-name="T3">,</text:span>已經想一個月了<text:span text:style-name="T3">.<text:line-break/><text:line-break/></text:span>醫<text:span text:style-name="T3">: </text:span>想什麼<text:span text:style-name="T3">?<text:line-break/><text:line-break/></text:span>路人甲<text:span text:style-name="T3">: </text:span>不知道想什麼<text:span text:style-name="T3">,</text:span>我不是神經病<text:span text:style-name="T3">,</text:span>你不要問我<text:span text:style-name="T3">.<text:line-break/><text:line-break/></text:span>醫<text:span text:style-name="T3">: </text:span>如果神經內科相關檢查都沒問題就要考慮是不是要看精神科<text:span text:style-name="T3">,</text:span>可能是情緒或精神的問題<text:span text:style-name="T3">.<text:line-break/><text:line-break/></text:span>路人甲<text:span text:style-name="T3">: </text:span>我才不要看你們這一科<text:span text:style-name="T3">.<text:line-break/><text:line-break/></text:span>醫<text:span text:style-name="T3">: </text:span>嗯<text:span text:style-name="T3">,</text:span>看哪一科是你的自由<text:span text:style-name="T3">.<text:line-break/><text:line-break/></text:span>路人甲<text:span text:style-name="T3">: </text:span>那我是什麼病<text:span text:style-name="T3">?<text:line-break/><text:line-break/></text:span>醫<text:span text:style-name="T3">: </text:span>我沒見過妳<text:span text:style-name="T3">,</text:span>在電話中講這幾句話怎麼知道妳是什麼病<text:span text:style-name="T3">?<text:line-break/><text:line-break/></text:span>路人甲<text:span text:style-name="T3">: </text:span>你要我講什麼<text:span text:style-name="T3">,</text:span>我就是會一直想死<text:span text:style-name="T3">,</text:span>但我不是憂鬱症<text:span text:style-name="T3">,</text:span>吃火龍果配靈芝草會不會有用<text:span text:style-name="T3">?<text:line-break/><text:line-break/></text:span>醫<text:span text:style-name="T3">: </text:span>看病就是要本人來仔細檢查問診才有辦法治療<text:span text:style-name="T3">,</text:span>電話中沒辦法做診斷<text:span text:style-name="T3">.<text:line-break/><text:line-break/></text:span>路人甲<text:span text:style-name="T3">:</text:span>我要講的都已經跟其他醫師講了<text:span text:style-name="T3">,</text:span>你不要再問我<text:span text:style-name="T3">.<text:line-break/><text:line-break/></text:span>醫<text:span text:style-name="T3">: </text:span>好<text:span text:style-name="T3">,</text:span>那妳還有什麼問題嗎<text:span text:style-name="T3">? </text:span>沒問題的話我要掛斷了<text:span text:style-name="T3">.<text:line-break/><text:line-break/></text:span>路人甲<text:span text:style-name="T3">: </text:span>那個某某電台主持人說我這個是火氣大<text:span text:style-name="T3">,</text:span>火氣大要怎麼辦<text:span text:style-name="T3">? <text:line-break/><text:line-break/></text:span>醫<text:span text:style-name="T3">: </text:span>妳如果要給我看<text:span text:style-name="T3">,</text:span>就來診所<text:span text:style-name="T3">,</text:span>我連妳幾歲<text:span text:style-name="T3">,</text:span>連人都沒有看到<text:span text:style-name="T3">,</text:span>我怎麼看病<text:span text:style-name="T3">?<text:line-break/><text:line-break/></text:span>路人甲<text:span text:style-name="T3">: </text:span>講這麼多了<text:span text:style-name="T3">,</text:span>這樣你還不會看<text:span text:style-name="T3">?<text:line-break/><text:line-break/></text:span>醫<text:span text:style-name="T3">:</text:span>總之你如果要看病就要到醫院或診所來<text:span text:style-name="T3">,</text:span>光是用電話妳是希望我做什麼<text:span text:style-name="T3">?<text:line-break/><text:line-break/></text:span>路人甲<text:span text:style-name="T3">: </text:span>阿榮說我這是腦神經衰弱<text:span text:style-name="T3">,</text:span>你看我這是不是<text:span text:style-name="T3">?<text:line-break/><text:line-break/></text:span>醫<text:span text:style-name="T3">: </text:span>妳要本人來來就診我才能判斷啊<text:span text:style-name="T3">.<text:line-break/><text:line-break/></text:span>路人甲<text:span text:style-name="T3">: </text:span>我不吃西藥<text:span text:style-name="T3">.<text:line-break/><text:line-break/></text:span>醫<text:span text:style-name="T3">: </text:span>嗯<text:span text:style-name="T3">,</text:span>那妳自己決定看要去給中醫或西醫看都可以<text:span text:style-name="T3">.<text:line-break/><text:line-break/></text:span>路人甲<text:span text:style-name="T3">: </text:span>我就是要問你我這是什麼病<text:span text:style-name="T3">.<text:line-break/><text:line-break/></text:span>醫<text:span text:style-name="T3">: </text:span>不管什麼病<text:span text:style-name="T3">,</text:span>都是要本人來了做檢查才知道<text:span text:style-name="T3">.<text:line-break/><text:line-break/></text:span>路人甲<text:span text:style-name="T3">: </text:span>我不會講話<text:span text:style-name="T3">,</text:span>要我去講什麼<text:span text:style-name="T3">?<text:line-break/><text:line-break/></text:span>醫<text:span text:style-name="T3">: </text:span>好<text:span text:style-name="T3">,</text:span>沒關係<text:span text:style-name="T3">,</text:span>那我要掛電話了<text:span text:style-name="T3">,</text:span>我在忙<text:span text:style-name="T3">.<text:line-break/><text:line-break/></text:span>路人甲<text:span text:style-name="T3">: </text:span>阿榮叫我要吃靈芝<text:span text:style-name="T3">.<text:line-break/><text:line-break/></text:span>醫<text:span text:style-name="T3">: </text:span>我不知道誰是阿榮<text:span text:style-name="T3">,</text:span>妳若要給我看就來看<text:span text:style-name="T3">,</text:span>要人來了才能看病<text:span text:style-name="T3">.<text:line-break/><text:line-break/></text:span>路人甲<text:span text:style-name="T3">: </text:span>那我的頭怎麼會動<text:span text:style-name="T3">,</text:span>還會流汗<text:span text:style-name="T3">,</text:span>是不是因為天氣太熱<text:span text:style-name="T3">?<text:line-break/><text:line-break/></text:span>醫<text:span text:style-name="T3">: </text:span>總之<text:span text:style-name="T3">,</text:span>妳若要看診就去醫院或任何一家診所<text:span text:style-name="T3">,</text:span>醫師才有辦法幫妳<text:span text:style-name="T3">.<text:line-break/><text:line-break/></text:span>路人甲<text:span text:style-name="T3">: </text:span>阿榮是我隔壁的某某人的小孩<text:span text:style-name="T3">,</text:span>讀書很棒喔<text:span text:style-name="T3">.<text:line-break/><text:line-break/></text:span>醫<text:span text:style-name="T3">: </text:span>那妳還有什麼問題<text:span text:style-name="T3">?<text:line-break/><text:line-break/></text:span>路人甲<text:span text:style-name="T3">: </text:span>我就是很怕熱<text:span text:style-name="T3">,</text:span>這個是怎麼樣<text:span text:style-name="T3">?</text:span>是不是火氣大<text:span text:style-name="T3">?<text:line-break/><text:line-break/></text:span>醫<text:span text:style-name="T3">: </text:span>我不知道什麼是火氣大<text:span text:style-name="T3">,</text:span>我不是中醫<text:span text:style-name="T3">,</text:span>妳要問中醫才知道<text:span text:style-name="T3">.<text:line-break/><text:line-break/></text:span>路人甲<text:span text:style-name="T3">: </text:span>頭皮會麻麻那是怎樣<text:span text:style-name="T3">?<text:line-break/><text:line-break/></text:span>醫<text:span text:style-name="T3">: </text:span>妳要到醫院或任何一家診所<text:span text:style-name="T3">,</text:span>醫師才有辦法幫妳做檢查<text:span text:style-name="T3">.<text:line-break/><text:line-break/></text:span>路人甲<text:span text:style-name="T3">: </text:span>我就是不喜歡講話<text:span text:style-name="T3">,</text:span>去也沒效<text:span text:style-name="T3">.<text:line-break/><text:line-break/></text:span>醫<text:span text:style-name="T3">: </text:span>好<text:span text:style-name="T3">,</text:span>那我掛電話了<text:span text:style-name="T3">.<text:line-break/><text:line-break/></text:span>路人甲<text:span text:style-name="T3">: </text:span>會不會是欠血<text:span text:style-name="T3">? </text:span>要不要補充鐵質<text:span text:style-name="T3">? </text:span>人家說婦女有月經會缺鐵<text:span text:style-name="T3">.<text:line-break/><text:line-break/></text:span>醫<text:span text:style-name="T3">: </text:span>妳是希望我說什麼<text:span text:style-name="T3">? </text:span>妳如果要看病<text:span text:style-name="T3">,</text:span>就到醫院或任何一家診所<text:span text:style-name="T3">,</text:span>醫師才有辦法幫妳做檢查<text:span text:style-name="T3">.</text:span>我要掛電話了<text:span text:style-name="T3">.<text:line-break/><text:line-break/></text:span>路人甲<text:span text:style-name="T3">: </text:span>有時候頭皮會出油<text:span text:style-name="T3">,</text:span>是不是油分太多<text:span text:style-name="T3">,</text:span>這樣會不會中風<text:span text:style-name="T3">?<text:line-break/><text:line-break/></text:span>醫<text:span text:style-name="T3">: </text:span>好<text:span text:style-name="T3">,</text:span>我要掛電話了<text:span text:style-name="T3">. <text:line-break/><text:line-break/></text:span>路人甲<text:span text:style-name="T3">: </text:span>阿榮<text:span text:style-name="T3">...<text:line-break/><text:line-break/></text:span>醫<text:span text:style-name="T3">: (</text:span>打斷對方<text:span text:style-name="T3">) </text:span>我要忙<text:span text:style-name="T3">,</text:span>沒辦法再講了<text:span text:style-name="T3">.<text:line-break/><text:line-break/></text:span>三分鐘後<text:span text:style-name="T3">,</text:span>路人甲又打來<text:span text:style-name="T3">: </text:span>醫師啊<text:span text:style-name="T3">,</text:span>我<text:span text:style-name="T3"><text:s/>"</text:span>大娘姑<text:span text:style-name="T3">" (</text:span>先生的姐姐<text:span text:style-name="T3">?)</text:span>叫我做自律神經檢查<text:span text:style-name="T3">,</text:span>那個準嗎<text:span text:style-name="T3">?<text:line-break/><text:line-break/></text:span>醫<text:span text:style-name="T3">: </text:span>不準<text:span text:style-name="T3">.</text:span>那是騙人的<text:span text:style-name="T3">.<text:line-break/><text:line-break/></text:span>路人甲<text:span text:style-name="T3">: </text:span>不準<text:span text:style-name="T3">? </text:span>你們那邊有在做這種檢查嗎<text:span text:style-name="T3">?<text:line-break/><text:line-break/></text:span>醫<text:span text:style-name="T3">: </text:span>沒有<text:span text:style-name="T3">. <text:line-break/><text:line-break/></text:span>路人甲<text:span text:style-name="T3">: </text:span>頭殼中心點有一點都會麻麻癢癢的<text:span text:style-name="T3">,</text:span>是不是要中風了<text:span text:style-name="T3">?<text:line-break/><text:line-break/></text:span>醫<text:span text:style-name="T3">: </text:span>妳要親自去醫院或診所就診才知道<text:span text:style-name="T3">.<text:line-break/><text:line-break/></text:span>路人甲<text:span text:style-name="T3">: </text:span>這樣講你看不出來什麼病嗎<text:span text:style-name="T3">?<text:line-break/><text:line-break/></text:span>醫<text:span text:style-name="T3">: </text:span>我看不出來<text:span text:style-name="T3">,</text:span>我不是算命的<text:span text:style-name="T3">.<text:line-break/><text:line-break/></text:span>路人甲<text:span text:style-name="T3">: </text:span>電台說那個大豆什麼酮很好<text:span text:style-name="T3">,</text:span>吃那個會不會有效<text:span text:style-name="T3">?<text:line-break/><text:line-break/></text:span>醫<text:span text:style-name="T3">: </text:span>對不起<text:span text:style-name="T3">,</text:span>我沒辦法再跟妳講了<text:span text:style-name="T3">.(</text:span>掛掉電話<text:span text:style-name="T3">)<text:line-break/><text:line-break/>P.S.</text:span>以上乃原音重現<text:span text:style-name="T3">,</text:span>除了診所名字和醫師姓氏之外<text:span text:style-name="T3">,</text:span>全是真實對話<text:span text:style-name="T3">. </text:span>麥擱假院長每天拖著疲憊不堪彷彿即將不久於人世的身體<text:span text:style-name="T3">,</text:span>幾乎都只是在做這樣一些完完全全不用大腦的事<text:span text:style-name="T3">.<text:line-break/><text:line-break/></text:span>逝者已矣<text:span text:style-name="T3">,</text:span>來者不可追<text:span text:style-name="T3">,</text:span>人生真是很絕望<text:span text:style-name="T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